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left" fo:margin-bottom="10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erformance Testing</text:span></text:p>
      <text:p text:style-name="P2"><text:span text:style-name="T2">Performance Testing<text:s/></text:span><text:span text:style-name="T3">is a type of software testing that ensures software applications to perform properly under their expected workload. It is a testing technique carried out to determine system performance in terms of sensitivity, reactivity and stability under a particular workload. </text:span></text:p>
      <text:p text:style-name="P2"><text:span text:style-name="T3">Performance Testing is the process of analyzing the quality and capability of a product. It is a testing method performed to determine the system performance in terms of speed, reliability and stability under varying workload. Performance testing is also known as Perf Testing</text:span><text:span text:style-name="T4">.</text:span></text:p>
      <text:p text:style-name="P2"><text:span text:style-name="T5">Performance Testing Attributes:</text:span></text:p>
      <text:p text:style-name="P2"><text:span text:style-name="T6">Speed: </text:span></text:p>
      <text:list text:style-name="L3">
        <text:list-item>
          <text:p text:style-name="P3"><text:span text:style-name="T7">It determines whether the software product responds rapidly.</text:span></text:p>
        </text:list-item>
      </text:list>
      <text:p text:style-name="P4"><text:span text:style-name="T8">Scalability</text:span><text:span text:style-name="T9">: </text:span></text:p>
      <text:list text:style-name="L5">
        <text:list-item>
          <text:p text:style-name="P5"><text:span text:style-name="T9">It determines amount of load the software product can handle at a time.</text:span></text:p>
        </text:list-item>
      </text:list>
      <text:p text:style-name="P6"><text:span text:style-name="T10">Stability</text:span><text:span text:style-name="T11">: </text:span></text:p>
      <text:list text:style-name="L7">
        <text:list-item>
          <text:p text:style-name="P7"><text:span text:style-name="T11">It determines whether the software product is stable in case of varying workloads.</text:span></text:p>
        </text:list-item>
      </text:list>
      <text:p text:style-name="P8"><text:span text:style-name="T12">Reliability: </text:span></text:p>
      <text:list text:style-name="L9">
        <text:list-item>
          <text:p text:style-name="P9"><text:span text:style-name="T13">It determines whether the software product is secure or not.</text:span></text:p>
        </text:list-item>
      </text:list>
      <text:p text:style-name="P10"><text:span text:style-name="T14">Types of Performance Testing</text:span><text:span text:style-name="T15">:</text:span></text:p>
      <text:p text:style-name="P10"><text:span text:style-name="T16">Load testing: </text:span></text:p>
      <text:list text:style-name="L11">
        <text:list-item>
          <text:p text:style-name="P11"><text:span text:style-name="T17">It checks the product’s ability to perform under anticipated user loads. The objective is to identify performance congestion before the software product is launched in market.</text:span></text:p>
        </text:list-item>
      </text:list>
      <text:p text:style-name="P12"><text:span text:style-name="T18">Stress testing: </text:span></text:p>
      <text:list text:style-name="L13">
        <text:list-item>
          <text:p text:style-name="P13"><text:span text:style-name="T19">It involves testing a product under extreme workloads to see whether it handles high traffic or not. The objective is to identify the breaking point of a software product.</text:span></text:p>
        </text:list-item>
      </text:list>
      <text:p text:style-name="P14"><text:span text:style-name="T20">Endurance testing: </text:span></text:p>
      <text:list text:style-name="L15">
        <text:list-item>
          <text:p text:style-name="P15"><text:span text:style-name="T21">It is performed to ensure the software can handle the expected load over a long period of time.</text:span></text:p>
        </text:list-item>
      </text:list>
      <text:p text:style-name="P16"><text:span text:style-name="T22">Spike testing: </text:span></text:p>
      <text:list text:style-name="L17">
        <text:list-item>
          <text:p text:style-name="P17"><text:span text:style-name="T23">It tests the product’s reaction to sudden large spikes in the load generated by users.</text:span></text:p>
        </text:list-item>
      </text:list>
      <text:p text:style-name="P18"><text:span text:style-name="T24">Volume testing: </text:span></text:p>
      <text:list text:style-name="L19">
        <text:list-item>
          <text:p text:style-name="P19"><text:span text:style-name="T25">In volume testing large number of data is saved in a database and the overall software system’s behavior is observed. The objective is to check product’s performance under varying database volumes.</text:span></text:p>
        </text:list-item>
      </text:list>
      <text:p text:style-name="P20"><text:span text:style-name="T26">Scalability testing: </text:span></text:p>
      <text:list text:style-name="L21">
        <text:list-item>
          <text:p text:style-name="P21"><text:span text:style-name="T27">In scalability testing, software application’s effectiveness is determined in scaling up to support an increase in user load. It helps in planning capacity addition to your software system.</text:span></text:p>
        </text:list-item>
      </text:list>
      <text:p text:style-name="P22"><draw:frame text:anchor-type="as-char" svg:width="152.40mm" svg:height="96.31mm" style:rel-width="scale" style:rel-height="scale"><draw:object-ole xlink:href="OleObj1"/><draw:image xlink:href="ObjectReplacements/OleObj1"/></draw:frame><text:span text:style-name="T27"/></text:p>
      <text:p text:style-name="P22"><text:span text:style-name="T27"/></text:p>
      <text:p text:style-name="P22"><text:span text:style-name="T28">Advantages of Performance Testing :</text:span></text:p>
      <text:p text:style-name="P22"><text:span text:style-name="T29"/></text:p>
      <text:list text:style-name="L23">
        <text:list-item>
          <text:p text:style-name="P23"><text:span text:style-name="T29">Performance testing ensures the speed, load capability, accuracy and other performances of the system.</text:span></text:p>
        </text:list-item>
        <text:list-item>
          <text:p text:style-name="P23"><text:span text:style-name="T29">It identifies, monitors and resolves the issues if anything occurs.</text:span></text:p>
        </text:list-item>
        <text:list-item>
          <text:p text:style-name="P23"><text:span text:style-name="T29">It ensures the great optimization of the software and also allows large number of users to use it on same time.</text:span></text:p>
        </text:list-item>
        <text:list-item>
          <text:p text:style-name="P23"><text:span text:style-name="T29">It ensures the client as well as end-customers satisfaction.</text:span></text:p>
        </text:list-item>
      </text:list>
      <text:p text:style-name="P24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